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1.115cm"/>
    </style:style>
    <style:style style:name="Table1.F" style:family="table-column">
      <style:table-column-properties style:column-width="4.177cm"/>
    </style:style>
    <style:style style:name="Table1.G" style:family="table-column">
      <style:table-column-properties style:column-width="3.76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557cm" fo:margin-top="0cm" fo:margin-bottom="0cm" table:align="margins"/>
    </style:style>
    <style:style style:name="Table4.A" style:family="table-column">
      <style:table-column-properties style:column-width="7.557cm" style:rel-column-width="65535*"/>
    </style:style>
    <style:style style:name="Table4.1" style:family="table-row">
      <style:table-row-properties style:min-row-height="0.612cm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5.921cm" fo:margin-top="0cm" fo:margin-bottom="0cm" table:align="margins" style:may-break-between-rows="false"/>
    </style:style>
    <style:style style:name="Table3.A" style:family="table-column">
      <style:table-column-properties style:column-width="15.921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start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left="0cm" fo:margin-right="0cm" fo:margin-top="0cm" fo:margin-bottom="0cm" fo:text-align="start" style:justify-single-word="false" fo:text-indent="0.7cm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8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BA-20</text:p>
          </table:table-cell>
        </table:table-row>
        <table:table-row>
          <table:table-cell table:style-name="Table1.A1" table:number-columns-spanned="7" office:value-type="string">
            <text:p text:style-name="P5"/>
            <text:p text:style-name="P6">BERITA ACARA </text:p>
            <text:p text:style-name="P6">PENGEMBALIAN BARANG BUKTI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<text:s text:c="5"/>Pada hari ini, {nama_hari}, {tgl_surat_terbilang} bertempat di {lokasi_surat}, kami{isi1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Nama</text:p>
          </table:table-cell>
          <table:table-cell table:style-name="Table1.A1" office:value-type="string">
            <text:p text:style-name="P11">: </text:p>
          </table:table-cell>
          <table:table-cell table:style-name="Table1.A1" table:number-columns-spanned="3" office:value-type="string">
            <text:p text:style-name="P11">{nama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Pangkat/ NIP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3" office:value-type="string">
            <text:p text:style-name="P12">{pangkat}/ {nip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>Jabatan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3" office:value-type="string">
            <text:p text:style-name="P12">{jabatan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  <text:p text:style-name="P4"><text:s text:c="5"/>Berdasarka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5" office:value-type="string">
            <text:p text:style-name="P4">Surat Perintah Pengembalian Barang Bukti {isi2}Nomor {no_srt} tanggal {tgl_srt} dalam perkara a.n. Tersangka {isi3} melanggar pasal {isi4}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.</text:p>
          </table:table-cell>
          <table:table-cell table:style-name="Table1.A1" table:number-columns-spanned="5" office:value-type="string">
            <text:p text:style-name="P4">Bahwa barang bukti tersebut tidak diperlukan lagi untuk kepentingan penyidikan karena {isi5} {putusan}{isi6} {isi7} {isi8}, telah mengembalikan barang bukti berupa {isi9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6" office:value-type="string">
            <text:p text:style-name="P2">Kepad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10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11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lam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12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  <text:p text:style-name="P4"><text:s text:c="5"/>Demikian Berita Acara ini dibuat dengan sebenarnya atas kekuatan sumpah jabatan, kemudian ditutup dan ditandatangani pada hari dan tanggal tersebut di atas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3">Yang menerima,</text:p>
                </table:table-cell>
              </table:table-row>
              <table:table-row>
                <table:table-cell table:style-name="Table2.A1" office:value-type="string"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2.A1" office:value-type="string">
                  <text:p text:style-name="P13">{isi10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3">Yang mengembalikan</text:p>
                </table:table-cell>
              </table:table-row>
              <table:table-row>
                <table:table-cell table:style-name="Table4.A1" office:value-type="string"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4.A1" office:value-type="string">
                  <text:p text:style-name="P3">{nama}</text:p>
                  <text:p text:style-name="P3">{pangkat}/NIP. {nip}</text:p>
                </table:table-cell>
              </table:table-row>
            </table:table>
            <text:p text:style-name="P2"/>
          </table:table-cell>
          <table:covered-table-cell/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4">Saksi-saksi,</text:p>
            <text:p text:style-name="P14">1. </text:p>
            <text:p text:style-name="P14"/>
            <text:p text:style-name="P14"/>
            <text:p text:style-name="P16">{isi13}</text:p>
            <text:p text:style-name="P16"/>
            <text:p text:style-name="P14">2. </text:p>
            <text:p text:style-name="P14"/>
            <text:p text:style-name="P14"/>
            <text:p text:style-name="P16">{isi14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14T10:01:57.52</dc:date>
    <meta:editing-cycles>33</meta:editing-cycles>
    <meta:editing-duration>PT19H2M35S</meta:editing-duration>
    <meta:document-statistic meta:table-count="4" meta:image-count="0" meta:object-count="0" meta:page-count="1" meta:paragraph-count="41" meta:word-count="116" meta:character-count="865"/>
    <meta:template xlink:type="simple" xlink:actuate="onRequest" xlink:title="" xlink:href="../pidsus14report.odt/Normal.dotm"/>
  </office:meta>
</office:document-meta>
</file>